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mm"/>
    </style:style>
    <style:style style:name="ro1" style:family="table-row">
      <style:table-row-properties style:row-height="22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cccccc"/>
    </style:style>
    <style:style style:name="ce34" style:family="table-cell" style:parent-style-name="Default" style:data-style-name="N100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</style:style>
    <style:style style:name="ce40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2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00cccc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TAB1</text:p>
          </table:table-cell>
          <table:table-cell table:style-name="ce36" office:value-type="string" calcext:value-type="string">
            <text:p>0x0?</text:p>
          </table:table-cell>
          <table:table-cell table:style-name="ce36" office:value-type="string" calcext:value-type="string">
            <text:p>0x1?</text:p>
          </table:table-cell>
          <table:table-cell table:style-name="ce36" office:value-type="string" calcext:value-type="string">
            <text:p>0x2?</text:p>
          </table:table-cell>
          <table:table-cell table:style-name="ce36" office:value-type="string" calcext:value-type="string">
            <text:p>0x3?</text:p>
          </table:table-cell>
          <table:table-cell table:style-name="ce36" office:value-type="string" calcext:value-type="string">
            <text:p>0x4?</text:p>
          </table:table-cell>
          <table:table-cell table:style-name="ce36" office:value-type="string" calcext:value-type="string">
            <text:p>0x5?</text:p>
          </table:table-cell>
          <table:table-cell table:style-name="ce36" office:value-type="string" calcext:value-type="string">
            <text:p>0x6?</text:p>
          </table:table-cell>
          <table:table-cell table:style-name="ce36" office:value-type="string" calcext:value-type="string">
            <text:p>0x7?</text:p>
          </table:table-cell>
          <table:table-cell table:style-name="ce36" office:value-type="string" calcext:value-type="string">
            <text:p>0x8?</text:p>
          </table:table-cell>
          <table:table-cell table:style-name="ce36" office:value-type="string" calcext:value-type="string">
            <text:p>0x9?</text:p>
          </table:table-cell>
          <table:table-cell table:style-name="ce36" office:value-type="string" calcext:value-type="string">
            <text:p>0xA?</text:p>
          </table:table-cell>
          <table:table-cell table:style-name="ce36" office:value-type="string" calcext:value-type="string">
            <text:p>0xB?</text:p>
          </table:table-cell>
          <table:table-cell table:style-name="ce36" office:value-type="string" calcext:value-type="string">
            <text:p>0xC?</text:p>
          </table:table-cell>
          <table:table-cell table:style-name="ce36" office:value-type="string" calcext:value-type="string">
            <text:p>0xD?</text:p>
          </table:table-cell>
          <table:table-cell table:style-name="ce36" office:value-type="string" calcext:value-type="string">
            <text:p>0xE?</text:p>
          </table:table-cell>
          <table:table-cell table:style-name="ce36" office:value-type="string" calcext:value-type="string">
            <text:p>0xF?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 table:number-columns-repeated="16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 table:style-name="ce4" office:value-type="string" calcext:value-type="string">
            <text:p>TAB2</text:p>
          </table:table-cell>
          <table:table-cell table:number-columns-repeated="15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 table:style-name="ce5" office:value-type="string" calcext:value-type="string" table:number-columns-spanned="2" table:number-rows-spanned="1">
            <text:p>RETB</text:p>
          </table:table-cell>
          <table:covered-table-cell table:style-name="ce11" office:value-type="string" calcext:value-type="string">
            <text:p>NA</text:p>
          </table:covered-table-cell>
          <table:table-cell table:style-name="ce5" office:value-type="string" calcext:value-type="string" table:number-columns-spanned="2" table:number-rows-spanned="1">
            <text:p>SETB</text:p>
          </table:table-cell>
          <table:covered-table-cell table:style-name="ce11" office:value-type="string" calcext:value-type="string">
            <text:p>NA</text:p>
          </table:covered-table-cell>
          <table:table-cell table:style-name="ce5" office:value-type="string" calcext:value-type="string" table:number-columns-spanned="2" table:number-rows-spanned="1">
            <text:p>SVW</text:p>
          </table:table-cell>
          <table:covered-table-cell table:style-name="ce11" office:value-type="string" calcext:value-type="string">
            <text:p>NA</text:p>
          </table:covered-table-cell>
          <table:table-cell table:style-name="ce5" office:value-type="string" calcext:value-type="string" table:number-columns-spanned="2" table:number-rows-spanned="1">
            <text:p>SVR</text:p>
          </table:table-cell>
          <table:covered-table-cell table:style-name="ce11" office:value-type="string" calcext:value-type="string">
            <text:p>NA</text:p>
          </table:covered-table-cell>
          <table:table-cell table:style-name="ce19" office:value-type="string" calcext:value-type="string" table:number-columns-spanned="2" table:number-rows-spanned="1">
            <text:p>C&gt;DB</text:p>
          </table:table-cell>
          <table:covered-table-cell table:style-name="ce11" office:value-type="string" calcext:value-type="string">
            <text:p>NA</text:p>
          </table:covered-table-cell>
          <table:table-cell table:style-name="ce22" office:value-type="string" calcext:value-type="string" table:number-columns-spanned="2" table:number-rows-spanned="1">
            <text:p>COOP</text:p>
          </table:table-cell>
          <table:covered-table-cell table:style-name="ce24"/>
          <table:table-cell table:style-name="ce26" office:value-type="string" calcext:value-type="string" table:number-columns-spanned="2" table:number-rows-spanned="1">
            <text:p>ALU</text:p>
          </table:table-cell>
          <table:covered-table-cell table:style-name="ce28" office:value-type="string" calcext:value-type="string">
            <text:p>NA</text:p>
          </table:covered-table-cell>
          <table:table-cell table:number-columns-repeated="2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 table:style-name="ce6" office:value-type="string" calcext:value-type="string">
            <text:p>JOFN</text:p>
          </table:table-cell>
          <table:table-cell table:style-name="ce6" office:value-type="string" calcext:value-type="string">
            <text:p>JOFI</text:p>
          </table:table-cell>
          <table:table-cell table:style-name="ce6" office:value-type="string" calcext:value-type="string">
            <text:p>JON</text:p>
          </table:table-cell>
          <table:table-cell table:style-name="ce6" office:value-type="string" calcext:value-type="string">
            <text:p>JOI</text:p>
          </table:table-cell>
          <table:table-cell table:style-name="ce6" office:value-type="string" calcext:value-type="string">
            <text:p>DECW</text:p>
          </table:table-cell>
          <table:table-cell table:style-name="ce6" office:value-type="string" calcext:value-type="string">
            <text:p>INCW</text:p>
          </table:table-cell>
          <table:table-cell table:style-name="ce6" office:value-type="string" calcext:value-type="string">
            <text:p>DECB</text:p>
          </table:table-cell>
          <table:table-cell table:style-name="ce6" office:value-type="string" calcext:value-type="string">
            <text:p>INCB</text:p>
          </table:table-cell>
          <table:table-cell table:style-name="ce6" office:value-type="string" calcext:value-type="string">
            <text:p>AB&gt;W</text:p>
          </table:table-cell>
          <table:table-cell table:style-name="ce6" office:value-type="string" calcext:value-type="string">
            <text:p>DB&gt;R</text:p>
          </table:table-cell>
          <table:table-cell table:style-name="ce6" office:value-type="string" calcext:value-type="string">
            <text:p>W&gt;AB</text:p>
          </table:table-cell>
          <table:table-cell table:style-name="ce6" office:value-type="string" calcext:value-type="string">
            <text:p>R&gt;AB</text:p>
          </table:table-cell>
          <table:table-cell table:style-name="ce6" office:value-type="string" calcext:value-type="string">
            <text:p>R&gt;DB</text:p>
          </table:table-cell>
          <table:table-cell table:style-name="ce6" office:value-type="string" calcext:value-type="string">
            <text:p>ZROS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 table:style-name="ce40" office:value-type="string" calcext:value-type="string" table:number-columns-spanned="16" table:number-rows-spanned="8">
            <text:p>JMP</text:p>
          </table:table-cell>
          <table:covered-table-cell table:number-columns-repeated="15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9</text:p>
          </table:table-cell>
          <table:covered-table-cell table:style-name="ce40"/>
          <table:covered-table-cell table:number-columns-repeated="15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A</text:p>
          </table:table-cell>
          <table:covered-table-cell table:number-columns-repeated="16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B</text:p>
          </table:table-cell>
          <table:covered-table-cell table:number-columns-repeated="16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C</text:p>
          </table:table-cell>
          <table:covered-table-cell table:number-columns-repeated="16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D</text:p>
          </table:table-cell>
          <table:covered-table-cell table:number-columns-repeated="16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E</text:p>
          </table:table-cell>
          <table:covered-table-cell table:number-columns-repeated="16" table:style-name="ce41"/>
          <table:table-cell table:number-columns-repeated="2"/>
        </table:table-row>
        <table:table-row table:style-name="ro2">
          <table:table-cell/>
          <table:table-cell office:value-type="string" calcext:value-type="string">
            <text:p>0x0F</text:p>
          </table:table-cell>
          <table:covered-table-cell table:number-columns-repeated="16" table:style-name="ce41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3" office:value-type="string" calcext:value-type="string">
            <text:p>TAB2</text:p>
          </table:table-cell>
          <table:table-cell table:style-name="ce42" office:value-type="string" calcext:value-type="string">
            <text:p>0x0</text:p>
          </table:table-cell>
          <table:table-cell table:style-name="ce42" office:value-type="string" calcext:value-type="string">
            <text:p>0x1</text:p>
          </table:table-cell>
          <table:table-cell table:style-name="ce42" office:value-type="string" calcext:value-type="string">
            <text:p>0x2</text:p>
          </table:table-cell>
          <table:table-cell table:style-name="ce42" office:value-type="string" calcext:value-type="string">
            <text:p>0x3</text:p>
          </table:table-cell>
          <table:table-cell table:style-name="ce42" office:value-type="string" calcext:value-type="string">
            <text:p>0x4</text:p>
          </table:table-cell>
          <table:table-cell table:style-name="ce42" office:value-type="string" calcext:value-type="string">
            <text:p>0x5</text:p>
          </table:table-cell>
          <table:table-cell table:style-name="ce42" office:value-type="string" calcext:value-type="string">
            <text:p>0x6</text:p>
          </table:table-cell>
          <table:table-cell table:style-name="ce42" office:value-type="string" calcext:value-type="string">
            <text:p>0x7</text:p>
          </table:table-cell>
          <table:table-cell table:style-name="ce42" office:value-type="string" calcext:value-type="string">
            <text:p>0x8</text:p>
          </table:table-cell>
          <table:table-cell table:style-name="ce42" office:value-type="string" calcext:value-type="string">
            <text:p>0x9</text:p>
          </table:table-cell>
          <table:table-cell table:style-name="ce36" office:value-type="string" calcext:value-type="string">
            <text:p>0xA</text:p>
          </table:table-cell>
          <table:table-cell table:style-name="ce36" office:value-type="string" calcext:value-type="string">
            <text:p>0xB</text:p>
          </table:table-cell>
          <table:table-cell table:style-name="ce36" office:value-type="string" calcext:value-type="string">
            <text:p>0xC</text:p>
          </table:table-cell>
          <table:table-cell table:style-name="ce36" office:value-type="string" calcext:value-type="string">
            <text:p>0xD</text:p>
          </table:table-cell>
          <table:table-cell table:style-name="ce36" office:value-type="string" calcext:value-type="string">
            <text:p>0xE</text:p>
          </table:table-cell>
          <table:table-cell table:style-name="ce36" office:value-type="string" calcext:value-type="string">
            <text:p>0xF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0x050</text:p>
          </table:table-cell>
          <table:table-cell table:style-name="ce10" office:value-type="string" calcext:value-type="string">
            <text:p>O&gt;DB</text:p>
          </table:table-cell>
          <table:table-cell table:style-name="ce12" office:value-type="string" calcext:value-type="string">
            <text:p>DB&gt;O</text:p>
          </table:table-cell>
          <table:table-cell table:style-name="ce13" office:value-type="string" calcext:value-type="string">
            <text:p>END</text:p>
          </table:table-cell>
          <table:table-cell table:style-name="ce14" office:value-type="string" calcext:value-type="string">
            <text:p>HLT</text:p>
          </table:table-cell>
          <table:table-cell table:style-name="ce15" office:value-type="string" calcext:value-type="string">
            <text:p>READ</text:p>
          </table:table-cell>
          <table:table-cell table:style-name="ce16" office:value-type="string" calcext:value-type="string">
            <text:p>WRT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23"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7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30" office:value-type="string" calcext:value-type="string">
            <text:p>NA</text:p>
          </table:table-cell>
          <table:table-cell table:style-name="ce31" office:value-type="string" calcext:value-type="string">
            <text:p>NA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2" table:number-rows-repeated="13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  <calcext:conditional-formats>
          <calcext:conditional-format calcext:target-range-address="List1.Q3:List1.R10 List1.C3:List1.P8">
            <calcext:condition calcext:apply-style-name="Note" calcext:value="contains-text(&quot;NA&quot;)" calcext:base-cell-address="List1.C3"/>
          </calcext:conditional-format>
          <calcext:conditional-format calcext:target-range-address="List1.C10:List1.P10 List1.O9:List1.P9">
            <calcext:condition calcext:apply-style-name="Note" calcext:value="contains-text(&quot;NA&quot;)" calcext:base-cell-address="List1.C9"/>
          </calcext:conditional-format>
          <calcext:conditional-format calcext:target-range-address="List1.C9:List1.L9">
            <calcext:condition calcext:apply-style-name="Note" calcext:value="contains-text(&quot;NA&quot;)" calcext:base-cell-address="List1.C9"/>
          </calcext:conditional-format>
          <calcext:conditional-format calcext:target-range-address="List1.M9:List1.M9">
            <calcext:condition calcext:apply-style-name="Note" calcext:value="contains-text(&quot;NA&quot;)" calcext:base-cell-address="List1.M9"/>
          </calcext:conditional-format>
          <calcext:conditional-format calcext:target-range-address="List1.C22:List1.C22">
            <calcext:condition calcext:apply-style-name="Note" calcext:value="contains-text(&quot;NA&quot;)" calcext:base-cell-address="List1.C22"/>
          </calcext:conditional-format>
          <calcext:conditional-format calcext:target-range-address="List1.S22:List1.T22">
            <calcext:condition calcext:apply-style-name="Note" calcext:value="contains-text(&quot;NA&quot;)" calcext:base-cell-address="List1.S22"/>
          </calcext:conditional-format>
          <calcext:conditional-format calcext:target-range-address="List1.D22:List1.D22">
            <calcext:condition calcext:apply-style-name="Note" calcext:value="contains-text(&quot;NA&quot;)" calcext:base-cell-address="List1.D22"/>
          </calcext:conditional-format>
          <calcext:conditional-format calcext:target-range-address="List1.E22:List1.E22">
            <calcext:condition calcext:apply-style-name="Note" calcext:value="contains-text(&quot;NA&quot;)" calcext:base-cell-address="List1.E22"/>
          </calcext:conditional-format>
          <calcext:conditional-format calcext:target-range-address="List1.F22:List1.F22">
            <calcext:condition calcext:apply-style-name="Note" calcext:value="contains-text(&quot;NA&quot;)" calcext:base-cell-address="List1.F22"/>
          </calcext:conditional-format>
          <calcext:conditional-format calcext:target-range-address="List1.G22:List1.G22">
            <calcext:condition calcext:apply-style-name="Note" calcext:value="contains-text(&quot;NA&quot;)" calcext:base-cell-address="List1.G22"/>
          </calcext:conditional-format>
          <calcext:conditional-format calcext:target-range-address="List1.H22:List1.H22">
            <calcext:condition calcext:apply-style-name="Note" calcext:value="contains-text(&quot;NA&quot;)" calcext:base-cell-address="List1.H22"/>
          </calcext:conditional-format>
          <calcext:conditional-format calcext:target-range-address="List1.I22:List1.I22">
            <calcext:condition calcext:apply-style-name="Note" calcext:value="contains-text(&quot;NA&quot;)" calcext:base-cell-address="List1.I22"/>
          </calcext:conditional-format>
          <calcext:conditional-format calcext:target-range-address="List1.J22:List1.J22">
            <calcext:condition calcext:apply-style-name="Note" calcext:value="contains-text(&quot;NA&quot;)" calcext:base-cell-address="List1.J22"/>
          </calcext:conditional-format>
          <calcext:conditional-format calcext:target-range-address="List1.K22:List1.K22">
            <calcext:condition calcext:apply-style-name="Note" calcext:value="contains-text(&quot;NA&quot;)" calcext:base-cell-address="List1.K22"/>
          </calcext:conditional-format>
          <calcext:conditional-format calcext:target-range-address="List1.L22:List1.L22">
            <calcext:condition calcext:apply-style-name="Note" calcext:value="contains-text(&quot;NA&quot;)" calcext:base-cell-address="List1.L22"/>
          </calcext:conditional-format>
          <calcext:conditional-format calcext:target-range-address="List1.M22:List1.M22">
            <calcext:condition calcext:apply-style-name="Note" calcext:value="contains-text(&quot;NA&quot;)" calcext:base-cell-address="List1.M22"/>
          </calcext:conditional-format>
          <calcext:conditional-format calcext:target-range-address="List1.N22:List1.N22">
            <calcext:condition calcext:apply-style-name="Note" calcext:value="contains-text(&quot;NA&quot;)" calcext:base-cell-address="List1.N22"/>
          </calcext:conditional-format>
          <calcext:conditional-format calcext:target-range-address="List1.O22:List1.O22">
            <calcext:condition calcext:apply-style-name="Note" calcext:value="contains-text(&quot;NA&quot;)" calcext:base-cell-address="List1.O22"/>
          </calcext:conditional-format>
          <calcext:conditional-format calcext:target-range-address="List1.P22:List1.P22">
            <calcext:condition calcext:apply-style-name="Note" calcext:value="contains-text(&quot;NA&quot;)" calcext:base-cell-address="List1.P22"/>
          </calcext:conditional-format>
          <calcext:conditional-format calcext:target-range-address="List1.Q22:List1.Q22">
            <calcext:condition calcext:apply-style-name="Note" calcext:value="contains-text(&quot;NA&quot;)" calcext:base-cell-address="List1.Q22"/>
          </calcext:conditional-format>
          <calcext:conditional-format calcext:target-range-address="List1.R22:List1.R22">
            <calcext:condition calcext:apply-style-name="Note" calcext:value="contains-text(&quot;NA&quot;)" calcext:base-cell-address="List1.R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.00.0000</text:date>, <text:time style:data-style-name="N2" text:time-value="20:54:55.7116937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1-21T20:59:18.019856996</dc:date>
    <meta:editing-duration>PT23M</meta:editing-duration>
    <meta:editing-cycles>2</meta:editing-cycles>
    <meta:generator>LibreOffice/5.4.3.2$Linux_X86_64 LibreOffice_project/40m0$Build-2</meta:generator>
    <meta:document-statistic meta:table-count="1" meta:cell-count="195" meta:object-count="0"/>
  </office:meta>
</office:document-meta>
</file>